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fo:padding="0.097cm" fo:border="0.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fo:background-color="transparent" style:font-weight-asian="normal" style:font-weight-complex="normal"/>
    </style:style>
    <style:style style:name="P6" style:family="paragraph" style:parent-style-name="Standard">
      <style:paragraph-properties fo:text-align="justify" style:justify-single-word="false"/>
      <style:text-properties fo:font-weight="normal" officeooo:paragraph-rsid="002e61ff"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paragraph-rsid="00300339"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officeooo:paragraph-rsid="0039241b" fo:background-color="transparent" style:font-weight-asian="normal" style:font-weight-complex="normal"/>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T1" style:family="text">
      <style:text-properties fo:background-color="#ff8c00" loext:char-shading-value="0"/>
    </style:style>
    <style:style style:name="T2" style:family="text">
      <style:text-properties fo:background-color="#ff8c00" loext:char-shading-value="0"/>
    </style:style>
    <style:style style:name="T3" style:family="text">
      <style:text-properties officeooo:rsid="00276de6" fo:background-color="#ff8c00" loext:char-shading-value="0"/>
    </style:style>
    <style:style style:name="T4" style:family="text">
      <style:text-properties fo:background-color="transparent" loext:char-shading-value="0"/>
    </style:style>
    <style:style style:name="T5" style:family="text">
      <style:text-properties fo:font-weight="bold" style:font-weight-asian="bold" style:font-weight-complex="bold"/>
    </style:style>
    <style:style style:name="T6" style:family="text">
      <style:text-properties fo:font-weight="bold" fo:background-color="#ff8c00" loext:char-shading-value="0"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USO DE LA GENÉTICA MOLECULAR EN LA MEJORA DE LAS POBLACIONES AGRÍCOLAS</text:p>
      <text:p text:style-name="P2"/>
      <text:p text:style-name="P4"><text:span text:style-name="T2">El mejoramiento genético a través de la selección artificial ha sido un contribuyente importante a los enormes avances en productividad que se han logrado durante los últimos 50 años en especies de plantas y animales que son de importancia agrícola (FIG. 1)</text:span>. <text:span text:style-name="T2">La mayoría de los rasgos que se seleccionan son rasgos cuantitativos complejos, lo que significa que están controlados por varios genes, junto con factores ambientales, y que los genes subyacentes tienen efectos cuantitativos sobre el fenotipo. Hasta ahora, la mayor parte de la selección se ha realizado sobre la base del fenotipo observable, que representa el efecto colectivo de todos los genes y el medio ambiente</text:span><text:span text:style-name="T4">.</text:span></text:p>
      <text:p text:style-name="P4"><text:span text:style-name="T2"/></text:p>
      <text:p text:style-name="P5"><text:span text:style-name="T1">Se han desarrollado e implementado estrategias sofisticadas de prueba y selección para muchas especies, con el objetivo de mejorar el desempeño genético en una raza o línea a través de la selección recurrente o la introgresión (CUADRO 1).</text:span> <text:span text:style-name="T1">Otro objetivo es desarrollar CRUCES O HÍBRIDOS superiores a través de la combinación de varias líneas o razas mejoradas</text:span>. <text:span text:style-name="T1">Hasta hace poco tiempo, estos programas de selección se llevaban a cabo sin ningún conocimiento de la arquitectura genética del rasgo seleccionado. Andersson 1 y Mauricio 2 revisaron recientemente cómo se usa la genética molecular para discernir la naturaleza genética de los rasgos cuantitativos en especies animales y vegetales, respectivamente, mediante la identificación de genes o regiones cromosómicas que afectan el rasgo, los llamados LOCI DE RASGOS CUANTITATIVOS (QTL)</text:span>. El propósito de este artículo es mostrar cómo se puede utilizar esta información para mejorar el mejoramiento genético de especies importantes para la agricultura. Nuestro énfasis está en el uso de la variación natural en una especie, más que en la introducción de nueva variación genética a través de la modificación genética, aunque algunos de los programas revisados, como la introgresión, también son importantes en la introducción de la trans- genes en poblaciones reproductoras.</text:p>
      <text:p text:style-name="P5"/>
      <text:p text:style-name="P3">El enfoque genético cuantitativo</text:p>
      <text:p text:style-name="P5"/>
      <text:p text:style-name="P5"><text:span text:style-name="T1">El enfoque genético cuantitativo de la selección se basa en el conocimiento de los parámetros genéticos de población para las características de interés, como la HERENCIA, LAS VARIACIONES GENÉTICAS y las CORRELACIONES GENÉTICAS 3. Estos parámetros se pueden estimar mediante el análisis estadístico de los datos fenotípicos de las genealogías 4</text:span>. <text:span text:style-name="T1">Sin embargo, la arquitectura genética del rasgo en sí se trata como una caja negra, sin conocimiento de la cantidad de genes que afectan el rasgo, y mucho menos de los efectos de cada gen o su ubicación en el genoma</text:span>. Más específicamente, <text:span text:style-name="T1">la teoría genética cuantitativa se basa en el modelo genético infinitesimal de Fisher 5 , en el que se supone que el rasgo está determinado por un número infinito de genes, cada uno con un efecto infinitesimalmente pequeño. Sobre la base de este modelo, el aumento esperado en el rendimiento medio de una población por generación a través de la selección genética es proporcional a la precisión con la que se puede estimar el VALOR DE CRIANZA de los candidatos a la selección, la intensidad de la selección y la variación genética. en la población</text:span> (ver también la revisión de Barton y Keightley en la página 11 de este número).</text:p>
      <text:p text:style-name="P5"/>
      <text:p text:style-name="P5"><text:span text:style-name="T1">A pesar de las fallas obvias del modelo infinitesimal, las tremendas tasas de mejora genética que se han logrado (FIG. 1) atestiguan la utilidad del enfoque genético cuantitativo</text:span>. <text:span text:style-name="T1">Sin embargo, la selección genética cuantitativa tiene varias limitaciones, debido a que el fenotipo es un predictor imperfecto del valor genético de un individuo, posiblemente inobservable en ambos sexos o antes del momento en que se deben tomar las decisiones de selección, y poco efectivo para resolver l</text:span><text:span text:style-name="T3">a</text:span><text:span text:style-name="T1">s asociaciones </text:span><text:span text:style-name="T3">nega</text:span><text:span text:style-name="T1">tivas entre genes, como las causadas por ligamiento o epistasis</text:span>. <text:span text:style-name="T1">La situación ideal para la selección genética cuantitativa es que el rasgo tenga una alta heredabilidad y que el fenotipo se pueda observar en todos </text:span><text:soft-page-break/><text:span text:style-name="T1">los individuos antes de la edad reproductiva. Este ideal casi nunca se alcanza (TABLA 1), lo que limita la eficacia de la selección genética cuantitativa. Sin embargo, debido a que el ADN se puede obtener a cualquier edad y de ambos sexos, la genética molecular puede aliviar algunas de estas limitaciones, como se discutirá más adelante</text:span>.</text:p>
      <text:p text:style-name="P5"/>
      <text:p text:style-name="P5"><text:span text:style-name="T1">Mientras que la selección en las poblaciones reproductoras se centra principalmente en los efectos genéticos aditivos, los efectos no aditivos de HETEROSIS O VIGOR HÍBRIDO, que se observan cuando se cruzan líneas o razas, también han contribuido en gran medida al rendimiento del ganado y los cultivos</text:span>. <text:span text:style-name="T1">En ausencia de datos moleculares, los programas de mejoramiento que tienen como objetivo producir híbridos o cruces nuevos y mejorados se basan en gran medida en pruebas exhaustivas por ensayo y error. En las plantas, las líneas se han colocado en un número limitado de grupos heteróticos que, cuando se cruzan, normalmente dan como resultado un vigor híbrido sustancial</text:span>.</text:p>
      <text:p text:style-name="P5"/>
      <text:p text:style-name="P3">¿Cómo puede ayudar la genética molecular?</text:p>
      <text:p text:style-name="P5"/>
      <text:p text:style-name="P5"><text:span text:style-name="T1">Los análisis genéticos moleculares de rasgos cuantitativos conducen a la identificación de dos tipos muy diferentes de loci genéticos que se pueden utilizar para mejorar los programas de mejora genética: mutaciones causales y marcadores genéticos supuestamente no funcionales que están vinculados a QTL (marcadores indirectos)</text:span>. <text:span text:style-name="T1">Las mutaciones causales para rasgos cuantitativos son difíciles de encontrar, difíciles de probar y hay pocos ejemplos disponibles 1 . Por el contrario, los polimorfismos anónimos o no funcionales son abundantes en todo el genoma y su vínculo con QTL se puede establecer mediante la evidencia de asociaciones empíricas de genotipos marcadores con fenotipo de rasgo</text:span>. Se utilizan dos enfoques para identificar marcadores indirectos 1 : búsquedas dirigidas utilizando enfoques de genes candidatos en poblaciones no estructuradas 6 ; y búsquedas en todo el genoma en poblaciones especializadas, como los cruces F2. Debido a que los marcadores de genes candidatos se enfocan en polimorfismos en un gen que se postula que afectan el rasgo, a menudo están estrechamente vinculados al QTL. En ocasiones, un marcador de gen candidato puede representar la propia variante funcional, aunque esto es difícil de probar 1 . Los escaneos del genoma, por el contrario, solo pueden identificar regiones de cromosomas que afectan el rasgo. La longitud de estas regiones suele ser de 10 a 20 cm, pero se desconoce la posición exacta y el número de QTL en la región.</text:p>
      <text:p text:style-name="P5"/>
      <text:p text:style-name="P6"><text:span text:style-name="T1">Mientras que los polimorfismos causales dan información directa sobre el genotipo del QTL, el uso de marcadores indirectos para el mapeo de QTL y para la selección se basa en la existencia de DESEQUILIBRIO DE ENLACE (LD) entre el marcador y el QTL</text:span>. Marker-QTL LD puede existir a nivel de población, pero siempre existe dentro de las familias, incluso entre loci débilmente vinculados (CUADRO 2) . Aunque se espera que dos loci estén en equilibrio en toda la población en poblaciones grandes de apareamiento aleatorio, puede existir por casualidad un LD parcial en toda la población entre loci estrechamente vinculados en poblaciones reproductoras que están bajo selección. <text:span text:style-name="T1">El LD de toda la población también se puede crear cruzando líneas o razas. Aunque entonces existirá LD incluso entre loci débilmente vinculados, este LD se erosionará rápidamente durante generaciones.</text:span> Se espera que los marcadores indirectos que se identifican usando el enfoque de gen candidato estén en LD sustancial con el QTL con el que están asociados. Sin embargo, a menos que se haya identificado el polimorfismo funcional, la FASE DE ENLACE de un marcador de gen candidato con la variante funcional puede diferir de una población a otra y, por lo tanto, debe evaluarse en la población en la que se utilizará. Aunque más abundante y extenso, el LD intrafamiliar es más difícil de usar porque las fases de enlace entre los marcadores y QTL no serán las mismas en todas las familias y, por lo tanto, deben evaluarse dentro de la familia.</text:p>
      <text:p text:style-name="P6"/>
      <text:p text:style-name="P7"><text:soft-page-break/><text:span text:style-name="T1">El uso de la genética molecular en los programas de selección se basa en la capacidad de determinar el genotipo de los individuos para mutaciones causales o marcadores indirectos mediante análisis de ADN. Luego, esta información se usa para evaluar el valor genético del individuo, que se puede capturar en una PUNTUACIÓN MOLECULAR que se puede usar para la selección. Esto elimina algunas de las limitaciones de la selección genética cuantitativa discutidas anteriormente (TABLA 1)</text:span>.</text:p>
      <text:p text:style-name="P7"/>
      <text:p text:style-name="P7"><text:span text:style-name="T1">Está claro que el uso de datos moleculares para el mejoramiento genético sería más efectivo si la arquitectura genética de un rasgo cuantitativo fuera completamente transparente, de modo que conociéramos el número, las posiciones y los efectos de todos los genes involucrados</text:span>. En ese caso, el proceso de selección se reduciría a un simple problema de "bloques de construcción" (construcción del genotipo) de selección y apareamiento para crear individuos con la combinación correcta de alelos en cada QTL. <text:span text:style-name="T1">Sin embargo, esta situación está lejos de la realidad y es posible que nunca se logre; aunque los avances en genética molecular han podido explicar parcialmente la “caja negra” de los rasgos cuantitativos, la información proporcionada por los datos moleculares es incompleta, por tres razones principales. Primero, en la mayoría de los casos, solo se ha identificado un número limitado de genes que afectan el rasgo, aunque los que tienen efectos más grandes. Por lo tanto, una parte sustancial de la caja negra permanece oscura, y la selección exclusivamente en el genotipo para QTL identificados no daría como resultado una respuesta máxima a la selección. En su lugar, la selección por puntaje molecular debe combinarse con la selección por fenotipo, que refleja la acción colectiva de todos los genes, incluidos aquellos que no han sido identificados. En segundo lugar, con los marcadores indirectos, la selección no se realiza directamente sobre el QTL, sino sobre el marcador, a través de LD. A medida que la LD se erosiona en el transcurso del programa de selección debido a la recombinación, se reduce la eficacia de la selección. En tercer lugar, tanto para los marcadores causales como para los indirectos, los efectos del QTL deben estimarse empíricamente sobre la base de las asociaciones estadísticas entre los marcadores y el fenotipo</text:span>. <text:span text:style-name="T1">Por lo tanto, el uso de información molecular no elimina la necesidad de información fenotípica y, por lo tanto, adolece en cierta medida de las mismas limitaciones que la selección genética cuantitativa</text:span>. </text:p>
      <text:p text:style-name="P7"/>
      <table:table table:name="Tabla1" table:style-name="Tabla1">
        <table:table-column table:style-name="Tabla1.A"/>
        <table:table-row>
          <table:table-cell table:style-name="Tabla1.A1" office:value-type="string">
            <text:p text:style-name="P10">Caja 1 | Mejora genética de especies agrícolas</text:p>
            <text:p text:style-name="P9"/>
            <text:p text:style-name="P9"><text:span text:style-name="T2">Dos estrategias importantes para el mejoramiento genético son la selección recurrente y los programas de introgresión</text:span>. <text:span text:style-name="T2">El objetivo de un programa de selección recurrente, que es el principal vehículo para el mejoramiento genético en el ganado, es mejorar una raza o línea como fuente de germoplasma superior para la producción comercial a través de la selección dentro de la raza o dentro de la línea (parte a de la figura). Esto implica registrar los fenotipos de numerosos individuos y el uso de estos fenotipos para estimar el "valor genético" de los candidatos de selección. Un ejemplo de prueba de rendimiento es la PRUEBA DE PROGENIA, en la que los valores genéticos se estiman sobre la base del fenotipo de la progenie que se ha creado mediante apareamientos de prueba. Los apareamientos de prueba pueden ser con individuos de la misma raza o línea si el objetivo es mejorar el rendimiento de la raza pura, o con individuos de otra raza o línea si el objetivo es mejorar el rendimiento de los mestizos o híbridos. La mejora de las existencias para la producción comercial a menudo implica un mayor desarrollo del producto a través de pruebas, cruces o cruces para generar cruces o híbridos</text:span>.</text:p>
            <text:p text:style-name="P9"/>
            <text:p text:style-name="P9"><text:span text:style-name="T2">La introgresión es otra estrategia importante de mejoramiento genético, en particular en las plantas (parte b de la figura). El objetivo de un programa de introgresión es introducir un gen 'objetivo', que puede ser un solo gen, un locus de rasgo cuantitativo o una construcción transgénica, de una línea o raza (donante) de baja productividad en una línea productiva que carece de ese gen particular (receptor; R). La introgresión comienza cruzando las líneas donante y receptora, seguida de repetidos </text:span><text:soft-page-break/><text:span text:style-name="T2">retrocruzamientos (BC) con la línea receptora para recuperar el genoma de la línea receptora. El gen objetivo se mantiene en las generaciones de retrocruzamiento a través de la selección de portadores de genes donantes. La recuperación del genoma del receptor puede mejorarse mediante la selección de individuos retrocruzados que tengan un alto valor para el fenotipo del rasgo del receptor. Tenga en cuenta que la mejora genética para este rasgo se puede mantener mediante la continuación de la selección recurrente en la línea receptora (flechas verticales). Una vez que se recupera una proporción suficiente del genoma del receptor, la línea de retrocruzamiento se entrecruza (para generar líneas IC) y se seleccionan los homocigotos del gen donante para fijar el gen objetivo. Esto podría requerir más de una generación para obtener suficientes individuos para la reproducción posterior o si se deben introgresar varios genes objetivo. La eficacia de los esquemas de introgresión está limitada por la capacidad de identificar individuos retrocruzados o entrecruzados con el gen objetivo y por la capacidad de identificar individuos retrocruzados que tienen una alta proporción del genoma receptor, en particular en regiones alrededor del gen objetivo</text:span> 60 .</text:p>
          </table:table-cell>
        </table:table-row>
      </table:table>
      <text:p text:style-name="P7"/>
      <text:p text:style-name="P3">Aplicación de datos moleculares</text:p>
      <text:p text:style-name="P5"/>
      <text:p text:style-name="P8"><text:span text:style-name="T1">A pesar de las limitaciones descritas anteriormente, la información genética molecular se puede utilizar para mejorar varias estrategias de reproducción a través de lo que se conoce ampliamente como selección asistida por marcadores (MAS).</text:span> Todas las estrategias para MAS se basan en el uso de una puntuación molecular, aunque la composición de esta puntuación difiere de una aplicación a otra (TABLA 2). Además de las que se describen a continuación, las aplicaciones de los datos moleculares en los programas genéticos incluyen su uso para la verificación o identificación de la filiación (por ejemplo, cuando se usa semen mixto en la inseminación artificial) y en los programas de conservación genética para identificar recursos genéticos únicos y cuantificar la diversidad genética.</text:p>
      <text:p text:style-name="P8"/>
      <text:p text:style-name="P8"><text:span text:style-name="T5">Programas de construcción de genotipos.</text:span> <text:span text:style-name="T1">Si se conocen muchos QTL y hay alelos favorables presentes en diferentes líneas o razas, se pueden usar estrategias de construcción de genotipos para diseñar nuevos genotipos que combinen alelos favorables en todos los loci</text:span>. Luego, la selección se basa solo en la puntuación molecular, que está determinada por el genotipo en esos loci (posiblemente estimado a través de marcadores indirectos), junto con (si es posible) información sobre el enlace y la fase de enlace entre esos loci. <text:span text:style-name="T1">A partir de un cruce entre dos líneas parentales, la estrategia de creación de genotipos más simple consiste en examinar una población en busca de individuos que sean homocigóticos en los loci pertinentes 7 . Podría ser necesaria más de una generación de apareamiento y selección para producir individuos que sean homocigóticos para un mayor número de loci 8,9</text:span>. En ciertas especies de cultivos, se utilizan LÍNEAS DOBLE-HAPLOIDES (DH), que proporcionan genotipos homocigóticos recombinantes en un solo paso, pero no están disponibles en animales.</text:p>
      <text:p text:style-name="P8"/>
      <text:p text:style-name="P8">Cuando están involucradas más de dos líneas parentales, se puede usar la pirámide de genes para crear individuos homocigóticos en todos los loci. La formación de pirámides de genes implica múltiples cruces iniciales entre varios progenitores (FIG. 2). <text:span text:style-name="T1">Debido a que las estrategias anteriores implican varias generaciones de apareamientos específicos y la producción de numerosos descendientes, son más aplicables a las plantas que a los animales</text:span>.</text:p>
      <text:p text:style-name="P8"/>
      <text:p text:style-name="P8"><text:span text:style-name="T5">Programas de introgresión.</text:span> <text:span text:style-name="T1">La introgresión es una forma simple de construcción de genotipos, en la que un gen objetivo se introduce en una línea receptora productiva (CUADRO 1) . Los marcadores moleculares se pueden utilizar tanto en las fases de RETROCRUZAMIENTO como de entrecruzamiento de dichos programas. La eficacia de la fase de retrocruzamiento se puede aumentar de dos formas (TABLA 2): mediante la identificación de portadores del gen diana (selección en primer </text:span><text:soft-page-break/><text:span text:style-name="T1">plano); y mejorando la recuperación de los antecedentes genéticos del receptor (selección de antecedentes). Las estrategias para la selección de primer plano y segundo plano han sido objeto de varias publicaciones (para una revisión reciente, consulte REF. 10). Durante la fase de entrecruzamiento, se pueden usar marcadores para seleccionar individuos homocigóticos para el gen objetivo. Para múltiples QTL, la introgresión se puede combinar con la pirámide de genes para disminuir el número de individuos requeridos 11,12.</text:span></text:p>
      <text:p text:style-name="P8"><text:span text:style-name="T1"/></text:p>
      <text:p text:style-name="P8">Además de requerir recursos adicionales, un programa de introgresión desvía parte de la presión de selección de otros rasgos de importancia económica. Para compensar esto, el beneficio del gen objetivo debe ser mayor que el que podría lograrse mediante una selección regular durante el mismo período. Sólo los genes con un gran efecto cumplirán este requisito 13.</text:p>
      <text:p text:style-name="P8"/>
      <text:p text:style-name="P8"><text:span text:style-name="T5">Programas de selección recurrente.</text:span> <text:span text:style-name="T1">Para un solo marcador, la puntuación molecular de un individuo para su uso en la selección recurrente se obtiene como la estimación de la asociación estadística entre el genotipo y el fenotipo del marcador (TABLA 2). Para múltiples marcadores, los efectos del genotipo se pueden sumar sobre todos los marcadores en una única puntuación molecular 14 . Además de la puntuación molecular, se dispondrá de información fenotípica sobre el propio candidato de selección y/o sus familiares. Dadas estas fuentes alternativas de información, se pueden distinguir tres estrategias para la selección de candidatos para el mejoramiento: selección solo por puntaje molecular; selección por puntuación molecular seguida de selección por fenotipo; y selección combinada sobre un índice de la puntuación molecular y el fenotipo.</text:span></text:p>
      <text:p text:style-name="P8"><text:span text:style-name="T1"/></text:p>
      <text:p text:style-name="P8"><text:span text:style-name="T1">La selección basada únicamente en el puntaje molecular dará como resultado una mejora genética menor que la selección combinada en el puntaje molecular y el fenotipo, a menos que el puntaje molecular capture toda la variación genética o los registros fenotípicos no proporcionen información para diferenciar a los candidatos de selección. Un buen ejemplo de esto último es cuando uno o más miembros de una familia deben ser seleccionados antes de que sea posible recolectar información fenotípica que permita diferenciar sus valores genéticos (FIG. 3) </text:span>. Esto brinda oportunidades ideales para MAS porque los marcadores se utilizan en una etapa del programa de selección continua que está infrautilizada, ya que la selección cuantitativa en esa etapa es ineficaz. Por lo tanto, además de los requisitos de recursos adicionales, este es un enfoque bastante libre de riesgos, con un impacto limitado en la respuesta a la selección genética cuantitativa. Las oportunidades de usar MAS de esta manera están influenciadas de manera crucial por las tasas reproductivas (ver más abajo). </text:p>
      <text:p text:style-name="P8"/>
      <text:p text:style-name="P8"><text:span text:style-name="T1">Si los datos fenotípicos informativos están disponibles junto con los datos moleculares, la selección en una combinación de puntaje molecular e información fenotípica es la estrategia más poderosa.</text:span> Lande y Thompson 14 desarrollaron métodos para derivar un índice de selección combinada utilizando la TEORÍA DEL ÍNDICE DE SELECCIÓN. El índice pondera de manera óptima la puntuación molecular y los datos fenotípicos de tal manera que se maximiza la precisión del índice como predictor del valor genético del candidato de selección. <text:span text:style-name="T1">La selección combinada es más efectiva cuando la información fenotípica es limitada debido a la baja heredabilidad o la incapacidad de registrar el fenotipo en todos los candidatos de selección antes de la selección 15 . La paradoja es que la capacidad de detectar QTL, que también requiere datos fenotípicos, también es limitada para tales casos 16 . Por lo tanto, a menos que se utilicen diferentes recursos o estrategias para la detección de QTL, las mayores oportunidades para MAS podrían existir para rasgos con heredabilidad moderada en lugar de baja. </text:span></text:p>
      <text:p text:style-name="P8"><text:span text:style-name="T1"/></text:p>
      <text:p text:style-name="P8"><text:span text:style-name="T5">Rendimiento mestizo o híbrido.</text:span> <text:span text:style-name="T1">En teoría, se espera que los cruces entre líneas genéticamente distantes muestren mayor vigor híbrido o efectos heteróticos que aquellos entre líneas más estrechamente relacionadas, porque se espera que las diferencias en las frecuencias alélicas entre líneas </text:span><text:soft-page-break/><text:span text:style-name="T1">genéticamente distantes sean mayores.</text:span> La distancia genética se puede medir a partir de las diferencias en las frecuencias alélicas en marcadores anónimos repartidos por todo el genoma. La evaluación de este concepto para muchos cultivos 17 muestra que la predicción basada en marcadores del rendimiento híbrido puede ser eficiente si los híbridos incluyen cruces entre líneas que están relacionadas por pedigrí o que se remontan a poblaciones ancestrales comunes. <text:span text:style-name="T1">Por el contrario, la predicción no es eficiente para cruces entre líneas que no están relacionadas o que se originaron en diferentes poblaciones, porque las asociaciones (a través de LD) entre loci marcadores y QTL que están involucrados en la heterosis no son las mismas en las diferentes poblaciones 18 .</text:span></text:p>
      <text:p text:style-name="P8"/>
      <text:p text:style-name="P8">La capacidad limitada para predecir el vigor híbrido en cruces no probados ha motivado el desarrollo de estrategias que utilizan el conocimiento de los efectos de QTL para generar cruces que se prevé que crearán genotipos de QTL con efectos no aditivos favorables. Un ejemplo es el uso de métodos estadísticos basados en marcadores para predecir el desempeño de cruces no probados a partir del desempeño de líneas parentales en un número limitado de cruces de prueba 19 .</text:p>
      <text:p text:style-name="P8"/>
      <text:p text:style-name="P8"/>
      <text:p text:style-name="P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3T08:30:38.123754537</meta:creation-date>
    <meta:generator>LibreOffice/6.0.7.3$Linux_X86_64 LibreOffice_project/00m0$Build-3</meta:generator>
    <dc:date>2022-02-23T14:26:49.827015464</dc:date>
    <meta:editing-duration>PT5H3M12S</meta:editing-duration>
    <meta:editing-cycles>32</meta:editing-cycles>
    <meta:document-statistic meta:table-count="1" meta:image-count="0" meta:object-count="0" meta:page-count="6" meta:paragraph-count="26" meta:word-count="3441" meta:character-count="21865" meta:non-whitespace-character-count="18447"/>
  </office:meta>
</office:document-meta>
</file>